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9059159F41328D37EE.png" manifest:media-type="image/png"/>
  <manifest:file-entry manifest:full-path="Pictures/10000000000002D0000001908A2F1BB604EE5FA1.png" manifest:media-type="image/png"/>
  <manifest:file-entry manifest:full-path="Pictures/10000000000002D000000190C85DECE2DE27A19B.png" manifest:media-type="image/png"/>
  <manifest:file-entry manifest:full-path="Pictures/10000000000002D000000190240C6817FCB14E08.png" manifest:media-type="image/png"/>
  <manifest:file-entry manifest:full-path="Pictures/10000000000002D000000190ABD7F3129FB36EE1.png" manifest:media-type="image/png"/>
  <manifest:file-entry manifest:full-path="Pictures/10000000000002D0000001909F83C5BE0A083C88.png" manifest:media-type="image/png"/>
  <manifest:file-entry manifest:full-path="Pictures/10000000000002D0000001906F095E2EB825148D.png" manifest:media-type="image/png"/>
  <manifest:file-entry manifest:full-path="Pictures/10000000000002D00000019015F2C6CB97FDE31C.png" manifest:media-type="image/png"/>
  <manifest:file-entry manifest:full-path="Pictures/10000000000002D000000190F2DF7F2A1F02D1B2.png" manifest:media-type="image/png"/>
  <manifest:file-entry manifest:full-path="Pictures/10000000000002D000000190DBE04D58645A7B23.png" manifest:media-type="image/png"/>
  <manifest:file-entry manifest:full-path="Pictures/10000000000002D000000190D5760E77008C79C8.png" manifest:media-type="image/png"/>
  <manifest:file-entry manifest:full-path="Pictures/10000000000002D000000190317300AE5DA58989.png" manifest:media-type="image/png"/>
  <manifest:file-entry manifest:full-path="Pictures/10000000000002D000000190236E8AF05F1A20DD.png" manifest:media-type="image/png"/>
  <manifest:file-entry manifest:full-path="Pictures/10000000000002D000000190E8E6763752BB5B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5235a" officeooo:paragraph-rsid="0008397b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officeooo:rsid="0008397b"/>
    </style:style>
    <style:style style:name="T1" style:family="text">
      <style:text-properties officeooo:rsid="0009d647"/>
    </style:style>
    <style:style style:name="T2" style:family="text">
      <style:text-properties officeooo:rsid="000c71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18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7.60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Shaikh <text:span text:style-name="T1">Shahbaz</text:span></text:p>
      <text:p text:style-name="P1">Roll no : 15DCO7<text:span text:style-name="T2">4</text:span></text:p>
      <text:p text:style-name="P1">Batch : 03 </text:p>
      <text:p text:style-name="Standard"/>
      <text:p text:style-name="Standard"/>
      <text:p text:style-name="Standard"><draw:frame draw:style-name="fr1" draw:name="Image1" text:anchor-type="paragraph" svg:x="2.198cm" svg:y="0.367cm" svg:width="12.603cm" svg:height="7.001cm" draw:z-index="0"><draw:image xlink:href="Pictures/10000000000002D00000019015F2C6CB97FDE31C.png" xlink:type="simple" xlink:show="embed" xlink:actuate="onLoad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2.344cm" svg:y="0.205cm" svg:width="12.557cm" svg:height="6.976cm" draw:z-index="1"><draw:image xlink:href="Pictures/10000000000002D000000190240C6817FCB14E0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2.316cm" svg:y="0.06cm" svg:width="12.631cm" svg:height="2.251cm" draw:z-index="2"><draw:image xlink:href="Pictures/10000000000002D000000190C85DECE2DE27A19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2.182cm" svg:y="0.291cm" svg:width="13.099cm" svg:height="7.276cm" draw:z-index="3"><draw:image xlink:href="Pictures/10000000000002D000000190ABD7F3129FB36EE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2.334cm" svg:y="0.108cm" svg:width="12.862cm" svg:height="7.144cm" draw:z-index="4"><draw:image xlink:href="Pictures/10000000000002D000000190F2DF7F2A1F02D1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2.596cm" svg:y="0.415cm" svg:width="12.338cm" svg:height="6.854cm" draw:z-index="5"><draw:image xlink:href="Pictures/10000000000002D0000001906F095E2EB82514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x="1.866cm" svg:y="0.169cm" svg:width="13.331cm" svg:height="7.407cm" draw:z-index="6"><draw:image xlink:href="Pictures/10000000000002D000000190DBE04D58645A7B23.png" xlink:type="simple" xlink:show="embed" xlink:actuate="onLoad"/></draw:frame><text:soft-page-break/></text:p>
      <text:p text:style-name="Standard"/>
      <text:p text:style-name="Standard"><draw:frame draw:style-name="fr1" draw:name="Image9" text:anchor-type="paragraph" svg:x="2.058cm" svg:y="0.377cm" svg:width="12.555cm" svg:height="6.974cm" draw:z-index="7"><draw:image xlink:href="Pictures/10000000000002D000000190D5760E77008C79C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x="1.692cm" svg:y="0.393cm" svg:width="13.748cm" svg:height="7.638cm" draw:z-index="8"><draw:image xlink:href="Pictures/10000000000002D000000190236E8AF05F1A20DD.png" xlink:type="simple" xlink:show="embed" xlink:actuate="onLoad"/></draw:frame></text:p>
      <text:p text:style-name="Standard"><draw:frame draw:style-name="fr3" draw:name="Image11" text:anchor-type="paragraph" svg:x="1.464cm" svg:y="0.455cm" svg:width="14.074cm" svg:height="2.198cm" draw:z-index="9"><draw:image xlink:href="Pictures/10000000000002D000000190E8E6763752BB5BD7.png" xlink:type="simple" xlink:show="embed" xlink:actuate="onLoad"/></draw:frame><text:soft-page-break/></text:p>
      <text:p text:style-name="Standard"/>
      <text:p text:style-name="Standard"><draw:frame draw:style-name="fr1" draw:name="Image12" text:anchor-type="paragraph" svg:x="1.783cm" svg:y="0.27cm" svg:width="13.102cm" svg:height="7.28cm" draw:z-index="10"><draw:image xlink:href="Pictures/10000000000002D0000001909F83C5BE0A083C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paragraph" svg:x="1.651cm" svg:y="0.289cm" svg:width="13.43cm" svg:height="7.459cm" draw:z-index="11"><draw:image xlink:href="Pictures/10000000000002D0000001908A2F1BB604EE5FA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paragraph" svg:x="2.164cm" svg:y="0.28cm" svg:width="12.342cm" svg:height="6.856cm" draw:z-index="12"><draw:image xlink:href="Pictures/10000000000002D00000019059159F41328D37E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2.33cm" svg:y="0.36cm" svg:width="12.34cm" svg:height="6.856cm" draw:z-index="13"><draw:image xlink:href="Pictures/10000000000002D000000190317300AE5DA5898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5" text:anchor-type="paragraph" svg:width="13.965cm" svg:height="7.758cm" draw:z-index="14"><draw:image xlink:href="Pictures/10000000000002D00000019059159F41328D37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4:12:40.015874957</meta:creation-date>
    <dc:date>2017-04-12T15:01:42.130129073</dc:date>
    <meta:editing-duration>PT23M50S</meta:editing-duration>
    <meta:editing-cycles>4</meta:editing-cycles>
    <meta:generator>LibreOffice/5.1.4.2$Linux_X86_64 LibreOffice_project/10m0$Build-2</meta:generator>
    <meta:document-statistic meta:table-count="0" meta:image-count="15" meta:object-count="0" meta:page-count="5" meta:paragraph-count="3" meta:word-count="11" meta:character-count="49" meta:non-whitespace-character-count="40"/>
  </office:meta>
</office:document-meta>
</file>